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EC 61499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Базовый функциональный блок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ценарий исполнения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Темпоральная логика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Постановка задачи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MV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Алгоритм восстановления логики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Типы верификации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Предлагаемый подход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Заменитель модели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Функция приспособленности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Вероятностная верификация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Оператор мутации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Эксперименты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Модель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Результаты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Заключение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3:41:26.846637330</meta:creation-date>
    <dc:date>2016-06-06T15:02:43.524720537</dc:date>
    <meta:editing-duration>PT1H9M2S</meta:editing-duration>
    <meta:editing-cycles>2</meta:editing-cycles>
    <meta:generator>LibreOffice/4.2.8.2$Linux_X86_64 LibreOffice_project/420m0$Build-2</meta:generator>
    <meta:document-statistic meta:object-count="89"/>
  </office:meta>
</office:document-meta>
</file>